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10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10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1892</text:p>
      <text:p text:style-name="P2">Month<text:tab/><text:tab/><text:tab/><text:tab/><text:tab/><text:tab/>June</text:p>
      <text:p text:style-name="P2">Year<text:tab/><text:tab/><text:tab/><text:tab/><text:tab/><text:tab/>1892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7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Front Cover]</text:p>
      <text:p text:style-name="P7">On congregational matters/</text:p>
      <text:p text:style-name="P7">Jun_92/</text:p>
      <text:p text:style-name="P7"/>
      <text:p text:style-name="P6">[Page 1]</text:p>
      <text:p text:style-name="P6">Brethren. <text:s/>Clearly, the scene which this sacred edifice/ presents each returning Sabbath is an open reproach/ How to roll away that shame, <text:span text:style-name="T2">has</text:span><text:span text:style-name="T4"> become my an-/-xious thought, since I heard, while compulsorily/ absent, that the attendance at the worship grew/ perceptibly smaller, to a degree that forboboded[sic!] a/ decline; even a decay which I cannot contemplate/ without a heart-sinking grief. <text:s/>With a mind/ centred upon the duty that a </text:span><text:span text:style-name="T2">minister</text:span><text:span text:style-name="T4"> shepherd owes his/ flock; eager to hinder a dissolution, which I hope/ not to see and live, I bethought myself of a plan/ not unsual[sic!] in some foreign countries. <text:s/>At in-/-tervals, the local Chief Rabbi issues a pastoral/ letter to the Jewish community. <text:s/>In it he chides/ his coreligionists, when lukewarmness dampens the/ ardor, which sacred convocations ought to enkindle./ <text:s/>The authority wherewith that </text:span><text:span text:style-name="T2">shepherd</text:span><text:span text:style-name="T4"> minister is clothed and/ which elicits public respect, he exercises to the end/ of stirring up parents into a wiser education of/ their children, depicting in such language as he can/ best command, the sin of neglecting the dearest/</text:span></text:p>
      <text:p text:style-name="P6"><text:soft-page-break/><text:span text:style-name="T4"/></text:p>
      <text:p text:style-name="P6"><text:span text:style-name="T4">[Page 2]</text:span></text:p>
      <text:p text:style-name="P6"><text:span text:style-name="T4">interests of young sons and daughters, in order/ to go in quest of what will never ensure their/ happiness. <text:s/>A sensible training in the religion/ which has reason at its basis and the wholesomest/ prescriptions as its leading rules, the Pastor earnestly/ recommends. <text:s/>Having appealed to those into/ whose safe-keeping nature's God has entrusted/ the spiritual upbuilding of a rising generation, the/ Rabbi conjures all to stand by the Law of Sinai,/ and show gentilism that consistency is a Jew's/ badge of honor. <text:s/>Pastoral letters of that/ description, I have read more than once in/ English, French and Italian. <text:s/>Would it become/ me to address in like manner Israelites under my/ charge, now that I painfully feel how the means/ of reaching them from this sacred stand are/ being steadily cut off? <text:s/>Well: if I would belief/ in the efficacy of my official pleading, I would/ commit my words to paper, and bid them god-/speed with all the fervor of my soul</text:span><text:span text:style-name="T2">s</text:span><text:span text:style-name="T4">. <text:s/>But/ neither am I invested with the authority weilded[sic!]/ by European Rabbis, nor are American/</text:span></text:p>
      <text:p text:style-name="P6"><text:span text:style-name="T4"/></text:p>
      <text:p text:style-name="P6"><text:span text:style-name="T4">[Page 3]</text:span></text:p>
      <text:p text:style-name="P6"><text:span text:style-name="T4">congregations formed upon the same plan as/ those across the ocean. <text:s/>There, ordinarily, the/ ecclesiastical Chief has a full jurisdiction over all/ the Israelites of his city and not infrequently of/ smaller religious bodies beyond the limits of his/ place of residence. <text:s/>Among us none is possessed/ of a religious power, to which deference must universally be paid./ <text:s/>Each congregation constitutes here a separate sovereignty,/ its Rabbi or minister controlling or being controlled at/ pleasure. <text:s/>To day the ritual is curtailed at the/ dictum of </text:span><text:span text:style-name="T2">that</text:span><text:span text:style-name="T4"> a single occupant of the pulpit, or through/ the pressure brought to bear upon him by the Board/ of Managers; to morrow the vernacular supplants/ the Hebrew merely because so wills a single preach-/-er, or so orders a set of lay directors. <text:s/>In one instance,/ the attendants at the Synagogue are demanded to keep/ silent, while non-Jewish choristers conduct the service/ and no remonstrance from a superior head is heard,/ because none is recognized as such; in another, persons/ who are perhaps deficient in the very rudiments of/ Jewish lore, decide that the Sabbath may be/</text:span></text:p>
      <text:p text:style-name="P6"><text:span text:style-name="T4"/></text:p>
      <text:p text:style-name="P6"><text:span text:style-name="T4">[Page 4]</text:span></text:p>
      <text:p text:style-name="P6"><text:span text:style-name="T4">transferred to Sunday. <text:s/>This anomaly was/ actually enacted of late in a city of the West,/ where men whose wealth lends them influence/ cast their votes in favor of Christianizing/ Judaism by hallowing the day commemorative/ of the pretended bodily resurrection of a man-god./</text:span></text:p>
      <text:p text:style-name="P6"><text:span text:style-name="T4"><text:tab/>Indeed, if an acknowledged Chief, or, at least,/ an advisory Rabbinical Board existed, a well/ deserved rebuke would put an end to the outraging/ of many a Synagogue, in whose pulpit not/ alone Jesus of Nazareth is given a place of distinct-/-ion with our Moses, Isaiah and Hillel, but avowed/ scoffers of all doctrines &amp; creeds, </text:span><text:span text:style-name="T2">and</text:span><text:span text:style-name="T4"> even pronounced atheists are quoted/ with evident zest, to display a liberality allied to/ profanity. <text:s/>Now, suppose that, si-/-tuated as we are in America, I ventured upon/ issuing a written address to my own constituents./ <text:s/>In it I would naturally picture the dismal/ scene which meets the vision of a few attendants/ every Sabbath morning, and disclose the fears/ I entertain of a still greater desertion of the Divine/ service on the Divinely appointed day./</text:span></text:p>
      <text:p text:style-name="P6"><text:span text:style-name="T4"/></text:p>
      <text:p text:style-name="P6"><text:span text:style-name="T4">[Page 5]</text:span></text:p>
      <text:p text:style-name="P6"><text:span text:style-name="T4">I would not upbraid, not denounce but be-/seech members and seatholders to prevent the/ threatening result of their absence, by crowding/ these sacred courts with young children, taught/ in the language which is our precious heir-/-loom. <text:s/>I would urge the redeeming of the/ name of our venerable congregation--causing/ the latter to further "the hope of Israel", by a/ steadfast conservation, and I would promise, on/ my own part to study how best to interest all/ by a preaching drawn from legitimate sources/ the Bible and the traditions. <text:s/>Imagine that I/ undertook so to do in the capacity of an accept-/-ed servant of the Lord. <text:s/>Could I anticipate/ to rejoice over a general abandonment of Sabbath-/desecration, over a hearty response evinced by/ the inspiring and inspiriting sight of hundreds/ </text:span><text:soft-page-break/><text:span text:style-name="T4">of brethren singing the praises of the Most High/ before the oracle of this house? <text:s/>My most for-/-cible utterances would be drowned in the tumult/ which the clashing of opinions raises everywhere through-/out the Philadelphia community of Jews,/</text:span></text:p>
      <text:p text:style-name="P6"><text:span text:style-name="T4"/></text:p>
      <text:p text:style-name="P6"><text:span text:style-name="T4">[Page 6]</text:span></text:p>
      <text:p text:style-name="P6"><text:span text:style-name="T4">--a tumult which no one can silence by dint/ of an authority superlative and revered./</text:span></text:p>
      <text:p text:style-name="P6"><text:span text:style-name="T4">But the lack of a general response is not the/ only evil that might attend my appeal. <text:s/>I/ would </text:span><text:span text:style-name="T2">expose lay open</text:span><text:span text:style-name="T4"> expose to the derision of many who laugh/ conservation to scorn, the Congregation whose/ creditable standing is dear to me. <text:s/>I would/ supply our adversaries in and out the camp with/ weapons to deeply wound the hearts of some who/ still cherish the memory of the Communal services/ rendered by the first religious body of Jews in/ Philadelphia--the </text:span><text:span text:style-name="T5">Mickve Israel</text:span><text:span text:style-name="T6">. <text:s/>No: I must screen my/ congregants from obloquy. <text:s/>Without falling/ into the sin of prevarication, I must hide from/ the public a bleeding sore. <text:s/>I will not </text:span><text:span text:style-name="T3">expose</text:span><text:span text:style-name="T6"> lay it open/ it to view, that free thinkers may point to us/ as a sorry comment on the effect of our barring/ "Radicalism" </text:span><text:span text:style-name="T3">f</text:span><text:span text:style-name="T6"> out of these consecrated precincts./ <text:s/>But here, I dare not </text:span><text:span text:style-name="T3">keep</text:span><text:span text:style-name="T6"> remain silent. <text:s/>Reasonably/ hypocritical would be to feign satisfaction,/ when profoundly dissatisfied and grieved./</text:span></text:p>
      <text:p text:style-name="P6"><text:span text:style-name="T6"/></text:p>
      <text:p text:style-name="P6"><text:span text:style-name="T6">[Page 7]</text:span></text:p>
      <text:p text:style-name="P6"><text:span text:style-name="T6">Here it behooves me to cry aloud, that the /report of my complaint spreading, through the/ few within reach of my voice, to the many who/ persistently deny me the right to lead them in/ prayer and to instruct, an appreciable number may at all events be won/ back as worshippers[sic!] and listeners, and thus/ consistency may raise its head triumphantly./ <text:s/>In the name of all that which eleven decades/ of our communal existence, has endeared to our/ hearts, let me beg of </text:span><text:span text:style-name="T3">the</text:span><text:span text:style-name="T6"> our temporal officers to/ take up a missionary work, so that the corpo-/-ration over whose interests they have been chosen/ to watch, may not decay; let me ask of my/ sisters in faith, whose influence is potent to/ exercise it in behalf of this historic religious/ body. <text:s/>Counselled[sic!] by our women, our men will/ not suffer this dwelling of God to </text:span><text:span text:style-name="T3">remain</text:span><text:span text:style-name="T6"> stand as a menace by/ reason of its emptiness. <text:s/>In the well known language/ of David I entreat all "Oh magnify the Lord/ with me, and let us extol His name alto-/-gether" [Hebrew]/ And 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8-30T13:05:14.14</meta:creation-date>
    <dc:date>2012-08-30T13:51:46.21</dc:date>
    <dc:creator>Penn Libraries</dc:creator>
    <meta:editing-duration>PT00H13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4" meta:paragraph-count="83" meta:word-count="1428" meta:character-count="8894"/>
  </office:meta>
</office:document-meta>
</file>